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b3b" officeooo:paragraph-rsid="0010ab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55:50.339554907</meta:creation-date>
    <dc:date>2018-10-29T15:56:01.423190859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